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5000000170568CD4F38D9B961.png" manifest:media-type="image/png"/>
  <manifest:file-entry manifest:full-path="Pictures/10000001000000170000001A19EF808BDE15E092.png" manifest:media-type="image/png"/>
  <manifest:file-entry manifest:full-path="Pictures/100000010000001600000017032961DB735EF97D.png" manifest:media-type="image/png"/>
  <manifest:file-entry manifest:full-path="Pictures/100000010000001100000015DD2C8B64CCD1EEC7.png" manifest:media-type="image/png"/>
  <manifest:file-entry manifest:full-path="Pictures/10000001000000180000001A3A51D1A419AB588A.png" manifest:media-type="image/png"/>
  <manifest:file-entry manifest:full-path="Pictures/100000010000001500000019536F57F020C09BEB.png" manifest:media-type="image/png"/>
  <manifest:file-entry manifest:full-path="Pictures/100000010000001400000015FAAE83679F0E414C.png" manifest:media-type="image/png"/>
  <manifest:file-entry manifest:full-path="Pictures/10000001000000150000001896010C1B0E50FB4A.png" manifest:media-type="image/png"/>
  <manifest:file-entry manifest:full-path="Pictures/100000010000001400000015047FEB4642A34C4B.png" manifest:media-type="image/png"/>
  <manifest:file-entry manifest:full-path="Pictures/10000001000000140000001422F79B49EEBD0373.png" manifest:media-type="image/png"/>
  <manifest:file-entry manifest:full-path="Pictures/10000001000000160000001702D047CC8E02867F.png" manifest:media-type="image/png"/>
  <manifest:file-entry manifest:full-path="Pictures/10000001000000160000001648E20437C82ECF9C.png" manifest:media-type="image/png"/>
  <manifest:file-entry manifest:full-path="Pictures/100000010000002400000023B8696E84AEE560DF.png" manifest:media-type="image/png"/>
  <manifest:file-entry manifest:full-path="Pictures/100000010000002200000022B1313F78CD7B1689.png" manifest:media-type="image/png"/>
  <manifest:file-entry manifest:full-path="Pictures/1000000100000022000000239A73824F96FDFC6E.png" manifest:media-type="image/png"/>
  <manifest:file-entry manifest:full-path="Pictures/100000010000001C0000001776469754F7E2387B.png" manifest:media-type="image/png"/>
  <manifest:file-entry manifest:full-path="Pictures/100000010000001B000000150E093D8FA216D108.png" manifest:media-type="image/png"/>
  <manifest:file-entry manifest:full-path="Pictures/100000010000001B000000147FD5F66413A647DD.png" manifest:media-type="image/png"/>
  <manifest:file-entry manifest:full-path="Pictures/100000010000001A00000010EA7B7BCA0C1C4F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4.6in" fo:margin-left="0.5083in" table:align="left"/>
    </style:style>
    <style:style style:name="Table2.A" style:family="table-column">
      <style:table-column-properties style:column-width="1.6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1.3083in"/>
    </style:style>
    <style:style style:name="Table2.D" style:family="table-column">
      <style:table-column-properties style:column-width="1.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7ec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7ec4" style:font-weight-asian="bold" style:font-weight-complex="bold"/>
    </style:style>
    <style:style style:name="P4" style:family="paragraph" style:parent-style-name="Standard">
      <style:text-properties style:font-name="DejaVu Sans Condensed" fo:font-size="12pt" fo:font-weight="normal" officeooo:rsid="0059022f" officeooo:paragraph-rsid="0059022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" fo:font-size="12pt" fo:font-weight="normal" officeooo:rsid="005b4564" officeooo:paragraph-rsid="0059022f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DejaVu Sans Condensed" fo:font-size="12pt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59022f" officeooo:paragraph-rsid="0059022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567ec4"/>
    </style:style>
    <style:style style:name="P9" style:family="paragraph" style:parent-style-name="Standard" style:list-style-name="L1">
      <style:text-properties style:font-name="DejaVu Sans Condensed" fo:font-size="12pt" fo:font-weight="normal" officeooo:rsid="0059022f" officeooo:paragraph-rsid="0059022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DejaVu Sans Condensed" fo:font-size="12pt" fo:font-weight="normal" officeooo:rsid="0059022f" officeooo:paragraph-rsid="005ca8cc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DejaVu Sans Condensed" fo:font-size="12pt" fo:font-weight="normal" officeooo:rsid="005939a1" officeooo:paragraph-rsid="005ca8c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font-name="DejaVu Sans Condensed" fo:font-size="12pt" fo:font-weight="normal" officeooo:rsid="005b4564" officeooo:paragraph-rsid="005ca8cc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" fo:font-size="12pt" fo:font-weight="normal" officeooo:rsid="005c6f24" officeooo:paragraph-rsid="005ca8cc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DejaVu Sans Condensed" fo:font-size="12pt" fo:font-weight="normal" officeooo:rsid="005cbcfd" officeooo:paragraph-rsid="005cbcf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8d3cb5" officeooo:paragraph-rsid="005ecd5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 Condensed" fo:font-size="12pt" fo:font-weight="bold" officeooo:rsid="005b4564" officeooo:paragraph-rsid="005ecd5f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bold" officeooo:rsid="0059022f" officeooo:paragraph-rsid="0059022f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3cb5" officeooo:paragraph-rsid="005ecd5f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d3cb5" officeooo:paragraph-rsid="005ecd5f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4b646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58df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575df6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officeooo:rsid="005ecd5f"/>
    </style:style>
    <style:style style:name="T11" style:family="text">
      <style:text-properties officeooo:rsid="0035db3e"/>
    </style:style>
    <style:style style:name="T12" style:family="text">
      <style:text-properties officeooo:rsid="005b4564"/>
    </style:style>
    <style:style style:name="T13" style:family="text">
      <style:text-properties officeooo:rsid="005ea6f7"/>
    </style:style>
    <style:style style:name="T14" style:family="text">
      <style:text-properties officeooo:rsid="005ecd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1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8"><text:span text:style-name="T3">5</text:span><text:span text:style-name="T6">0</text:span><text:span text:style-name="T9">3</text:span><text:span text:style-name="T2"> - </text:span><text:span text:style-name="T4">A/G</text:span><text:span text:style-name="T5"> - </text:span><text:span text:style-name="T8">Longbow </text:span><text:span text:style-name="T7">FCR modes and use</text:span></text:p>
      <text:p text:style-name="P1"/>
      <text:p text:style-name="P17">General information</text:p>
      <text:list xml:id="list3705898973" text:style-name="L1">
        <text:list-item>
          <text:p text:style-name="P16">Power on radar:</text:p>
          <text:list>
            <text:list-item>
              <text:p text:style-name="P18">FCR page</text:p>
            </text:list-item>
            <text:list-item>
              <text:p text:style-name="P18">UTIL OSB</text:p>
            </text:list-item>
            <text:list-item>
              <text:p text:style-name="P18">MMA OSB<text:span text:style-name="T14"> to go from PINNED to NORM</text:span></text:p>
            </text:list-item>
            <text:list-item>
              <text:p text:style-name="P15"><text:span text:style-name="T1">FCR BIT ORIDE OSB</text:span><text:span text:style-name="T10"> to cancel FCR BIT tests and make the radar active</text:span></text:p>
            </text:list-item>
          </text:list>
        </text:list-item>
        <text:list-item>
          <text:p text:style-name="P9">Max range is 6 km for stationary targets, 8 km for moving targets.</text:p>
        </text:list-item>
        <text:list-item>
          <text:p text:style-name="P9">Up to xxx?? targets can be displayed at once.</text:p>
        </text:list-item>
        <text:list-item>
          <text:p text:style-name="P10">Next-To-Shoot (NTS) target has a diamond around it, Alternate-NTS<text:span text:style-name="T12"> (ANTS)</text:span> has an upside-down triangle around it.</text:p>
          <text:list>
            <text:list-item>
              <text:p text:style-name="P11">If drawn with a dashed line instead of solid, means <text:span text:style-name="T12">RF </text:span>Hellfire is not selected<text:span text:style-name="T12"> or ready</text:span>.</text:p>
            </text:list-item>
          </text:list>
        </text:list-item>
        <text:list-item>
          <text:p text:style-name="P10">To change prioritization scheme:</text:p>
        </text:list-item>
        <text:list-item>
          <text:p text:style-name="P10">Press UTIL OSB (T6 OSB) on FCR page.</text:p>
        </text:list-item>
        <text:list-item>
          <text:p text:style-name="P10">Press SCHEME OSB (R4 OSB), then A, B, or C (L1-L3 OSB) to select scheme.</text:p>
          <text:list>
            <text:list-item>
              <text:p text:style-name="P10">A = Prioritizes by threat, fixed or moving targets, no air targets.</text:p>
            </text:list-item>
            <text:list-item>
              <text:p text:style-name="P10">B = Prioritizes by threat, fixed targets only, no air targets.</text:p>
            </text:list-item>
            <text:list-item>
              <text:p text:style-name="P10">C = Prioritizes by threat, moving targets only, including air targets.</text:p>
            </text:list-item>
          </text:list>
        </text:list-item>
        <text:list-item>
          <text:p text:style-name="P10">Cycle through NTS targets by pressing NTS OSB (L1 OSB).</text:p>
        </text:list-item>
        <text:list-item>
          <text:p text:style-name="P10">Manually set NTS target by moving TDC cursor over target and pressing TDC press.</text:p>
        </text:list-item>
        <text:list-item>
          <text:p text:style-name="P12">Targets that have been shot at show a faint X behind the target. <text:s/>FCR will still prioritize shot-at targets and select them as NTS/ANTS.</text:p>
        </text:list-item>
        <text:list-item>
          <text:p text:style-name="P13">Radar cues toward your selected ACQ (Acquisition) source. <text:s/>If set to PHS (Pilot Helmet Sight), it will point to where you're looking. <text:s/>If set to TADS, will point to the TADS target (if any). <text:s/>If set to FXD (Fixed), will point straight ahead. <text:s/>If radar is manually slewed right or left (or back to center) it will remain fixed until the ACQ source is re-set (either to the same source or another one).</text:p>
        </text:list-item>
        <text:list-item>
          <text:p text:style-name="P14">Radar scan width <text:span text:style-name="T13">and direction</text:span> cannot be changed while radar is transmitting.</text:p>
        </text:list-item>
      </text:list>
      <text:p text:style-name="P4"/>
      <text:p text:style-name="P4">Target icons (see Dash 10, p. 674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Type</text:p>
          </table:table-cell>
          <table:table-cell table:style-name="Table2.A1" office:value-type="string">
            <text:p text:style-name="P7">LOAL</text:p>
          </table:table-cell>
          <table:table-cell table:style-name="Table2.A1" office:value-type="string">
            <text:p text:style-name="P7">LOBL stationary</text:p>
          </table:table-cell>
          <table:table-cell table:style-name="Table2.D1" office:value-type="string">
            <text:p text:style-name="P7">LOBL moving</text:p>
          </table:table-cell>
        </table:table-row>
        <table:table-row>
          <table:table-cell table:style-name="Table2.A2" office:value-type="string">
            <text:p text:style-name="P7">Tracked</text:p>
          </table:table-cell>
          <table:table-cell table:style-name="Table2.A2" office:value-type="string">
            <text:p text:style-name="P6"><draw:frame draw:style-name="fr2" draw:name="Image2" text:anchor-type="as-char" svg:width="0.2398in" svg:height="0.2709in" draw:z-index="0"><draw:image xlink:href="Pictures/10000001000000170000001A19EF808BDE15E092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3" text:anchor-type="as-char" svg:width="0.25in" svg:height="0.2709in" draw:z-index="1"><draw:image xlink:href="Pictures/10000001000000180000001A3A51D1A419AB588A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4" text:anchor-type="as-char" svg:width="0.2189in" svg:height="0.2602in" draw:z-index="2"><draw:image xlink:href="Pictures/100000010000001500000019536F57F020C09BE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Wheeled</text:p>
          </table:table-cell>
          <table:table-cell table:style-name="Table2.A2" office:value-type="string">
            <text:p text:style-name="P6"><draw:frame draw:style-name="fr2" draw:name="Image5" text:anchor-type="as-char" svg:width="0.2291in" svg:height="0.2398in" draw:z-index="3"><draw:image xlink:href="Pictures/100000010000001600000017032961DB735EF97D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6" text:anchor-type="as-char" svg:width="0.1772in" svg:height="0.2189in" draw:z-index="4"><draw:image xlink:href="Pictures/100000010000001100000015DD2C8B64CCD1EEC7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7" text:anchor-type="as-char" svg:width="0.2083in" svg:height="0.2189in" draw:z-index="5"><draw:image xlink:href="Pictures/100000010000001400000015047FEB4642A34C4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Air Defense</text:p>
          </table:table-cell>
          <table:table-cell table:style-name="Table2.A2" office:value-type="string">
            <text:p text:style-name="P6"><draw:frame draw:style-name="fr2" draw:name="Image8" text:anchor-type="as-char" svg:width="0.2189in" svg:height="0.2398in" draw:z-index="8"><draw:image xlink:href="Pictures/1000000100000015000000170568CD4F38D9B961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9" text:anchor-type="as-char" svg:width="0.2083in" svg:height="0.2189in" draw:z-index="7"><draw:image xlink:href="Pictures/100000010000001400000015FAAE83679F0E414C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10" text:anchor-type="as-char" svg:width="0.2083in" svg:height="0.2083in" draw:z-index="6"><draw:image xlink:href="Pictures/10000001000000140000001422F79B49EEBD0373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Unknown</text:p>
          </table:table-cell>
          <table:table-cell table:style-name="Table2.A2" office:value-type="string">
            <text:p text:style-name="P6"><draw:frame draw:style-name="fr2" draw:name="Image11" text:anchor-type="as-char" svg:width="0.2189in" svg:height="0.25in" draw:z-index="11"><draw:image xlink:href="Pictures/10000001000000150000001896010C1B0E50FB4A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12" text:anchor-type="as-char" svg:width="0.2291in" svg:height="0.2398in" draw:z-index="10"><draw:image xlink:href="Pictures/10000001000000160000001702D047CC8E02867F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13" text:anchor-type="as-char" svg:width="0.2291in" svg:height="0.2291in" draw:z-index="9"><draw:image xlink:href="Pictures/10000001000000160000001648E20437C82ECF9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Merged Air Defense</text:p>
          </table:table-cell>
          <table:table-cell table:style-name="Table2.A2" office:value-type="string">
            <text:p text:style-name="P6"><draw:frame draw:style-name="fr2" draw:name="Image14" text:anchor-type="as-char" svg:width="0.3752in" svg:height="0.3646in" draw:z-index="14"><draw:image xlink:href="Pictures/100000010000002400000023B8696E84AEE560DF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15" text:anchor-type="as-char" svg:width="0.3543in" svg:height="0.3543in" draw:z-index="13"><draw:image xlink:href="Pictures/100000010000002200000022B1313F78CD7B1689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16" text:anchor-type="as-char" svg:width="0.3543in" svg:height="0.3646in" draw:z-index="12"><draw:image xlink:href="Pictures/1000000100000022000000239A73824F96FDFC6E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Helicopter</text:p>
          </table:table-cell>
          <table:table-cell table:style-name="Table2.A2" office:value-type="string">
            <text:p text:style-name="P6"><draw:frame draw:style-name="fr2" draw:name="Image17" text:anchor-type="as-char" svg:width="0.2917in" svg:height="0.2398in" draw:z-index="17"><draw:image xlink:href="Pictures/100000010000001C0000001776469754F7E2387B.png" xlink:type="simple" xlink:show="embed" xlink:actuate="onLoad" draw:mime-type="image/png"/></draw:frame></text:p>
          </table:table-cell>
          <table:table-cell table:style-name="Table2.A2" office:value-type="string">
            <text:p text:style-name="P6"><draw:frame draw:style-name="fr1" draw:name="Image18" text:anchor-type="as-char" svg:width="0.2811in" svg:height="0.2189in" draw:z-index="16"><draw:image xlink:href="Pictures/100000010000001B000000150E093D8FA216D108.png" xlink:type="simple" xlink:show="embed" xlink:actuate="onLoad" draw:mime-type="image/png"/></draw:frame></text:p>
          </table:table-cell>
          <table:table-cell table:style-name="Table2.D2" office:value-type="string">
            <text:p text:style-name="P6"><draw:frame draw:style-name="fr1" draw:name="Image19" text:anchor-type="as-char" svg:width="0.2811in" svg:height="0.2083in" draw:z-index="15"><draw:image xlink:href="Pictures/100000010000001B000000147FD5F66413A647DD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7">Fixed Wing</text:p>
          </table:table-cell>
          <table:table-cell table:style-name="Table2.A2" office:value-type="string">
            <text:p text:style-name="P7">--</text:p>
          </table:table-cell>
          <table:table-cell table:style-name="Table2.A2" office:value-type="string">
            <text:p text:style-name="P7">--</text:p>
          </table:table-cell>
          <table:table-cell table:style-name="Table2.D2" office:value-type="string">
            <text:p text:style-name="P6"><draw:frame draw:style-name="fr1" draw:name="Image20" text:anchor-type="as-char" svg:width="0.2709in" svg:height="0.1665in" draw:z-index="18"><draw:image xlink:href="Pictures/100000010000001A00000010EA7B7BCA0C1C4F24.png" xlink:type="simple" xlink:show="embed" xlink:actuate="onLoad" draw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20T22:34:10.603000000</dc:date>
    <meta:editing-duration>P2DT1H35M43S</meta:editing-duration>
    <meta:editing-cycles>64</meta:editing-cycles>
    <meta:generator>LibreOffice/7.4.5.1$Windows_X86_64 LibreOffice_project/9c0871452b3918c1019dde9bfac75448afc4b57f</meta:generator>
    <meta:document-statistic meta:table-count="2" meta:image-count="19" meta:object-count="0" meta:page-count="1" meta:paragraph-count="61" meta:word-count="353" meta:character-count="1813" meta:non-whitespace-character-count="1517"/>
  </office:meta>
</office:document-meta>
</file>